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14.67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9.661cm"/>
    </style:style>
    <style:style style:name="co5" style:family="table-column">
      <style:table-column-properties fo:break-before="auto" style:column-width="4.306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2.307cm"/>
    </style:style>
    <style:style style:name="co8" style:family="table-column">
      <style:table-column-properties fo:break-before="auto" style:column-width="1.363cm"/>
    </style:style>
    <style:style style:name="co9" style:family="table-column">
      <style:table-column-properties fo:break-before="auto" style:column-width="10.41cm"/>
    </style:style>
    <style:style style:name="co10" style:family="table-column">
      <style:table-column-properties fo:break-before="auto" style:column-width="2.78cm"/>
    </style:style>
    <style:style style:name="co11" style:family="table-column">
      <style:table-column-properties fo:break-before="auto" style:column-width="3.889cm"/>
    </style:style>
    <style:style style:name="co12" style:family="table-column">
      <style:table-column-properties fo:break-before="auto" style:column-width="1.836cm"/>
    </style:style>
    <style:style style:name="co13" style:family="table-column">
      <style:table-column-properties fo:break-before="auto" style:column-width="8.774cm"/>
    </style:style>
    <style:style style:name="co14" style:family="table-column">
      <style:table-column-properties fo:break-before="auto" style:column-width="1.446cm"/>
    </style:style>
    <style:style style:name="co15" style:family="table-column">
      <style:table-column-properties fo:break-before="auto" style:column-width="3.2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>
      <style:text-properties fo:color="#000000"/>
    </style:style>
  </office:automatic-styles>
  <office:body>
    <office:spreadsheet>
      <table:table table:name="Home Pag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4"/>
        <table:table-column table:style-name="co3" table:default-cell-style-name="Default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Mr Brompton Blogs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nother Blog blog – Learn How to Blog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Logo Mr B Blogs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Brompton Reviews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Contact Mr Brompton</text:p>
          </table:table-cell>
          <table:table-cell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Contact Mr Brompton</text:p>
          </table:table-cell>
          <table:table-cell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[img] Another Blog Blog</text:p>
          </table:table-cell>
          <table:table-cell office:value-type="string">
            <text:p>https://mr-brompton.github.io/blogCats/anotherBlogBlog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Linked image to Another Blog Blog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nother Blog blog – Learn How to Blog</text:p>
          </table:table-cell>
          <table:table-cell office:value-type="string">
            <text:p>Default</text:p>
          </table:table-cell>
        </table:table-row>
        <table:table-row table:style-name="ro2">
          <table:table-cell office:value-type="string">
            <text:p>[img] Dad</text:p>
          </table:table-cell>
          <table:table-cell office:value-type="string">
            <text:p><text:a xlink:href="https://www.youtube.com/watch?v=NGdYGqQFG0Y">https://www.youtube.com/watch?v=NGdYGqQFG0Y</text:a></text:p>
          </table:table-cell>
          <table:table-cell office:value-type="string">
            <text:p>Not Working</text:p>
          </table:table-cell>
          <table:table-cell office:value-type="string">
            <text:p>Out</text:p>
          </table:table-cell>
          <table:table-cell office:value-type="string">
            <text:p>Linked image to Dads Memorial Video - Micheal Brompton</text:p>
          </table:table-cell>
          <table:table-cell table:style-name="ce4" office:value-type="string">
            <text:p>New</text:p>
          </table:table-cell>
        </table:table-row>
        <table:table-row table:style-name="ro1">
          <table:table-cell office:value-type="string">
            <text:p>Dad's Video</text:p>
          </table:table-cell>
          <table:table-cell office:value-type="string">
            <text:p>https://www.youtube.com/watch?v=NGdYGqQFG0Y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Dad's Memorial Video – Micheal Brompton</text:p>
          </table:table-cell>
          <table:table-cell table:style-name="ce4" office:value-type="string">
            <text:p>New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Cover Image</text:p>
          </table:table-cell>
          <table:table-cell table:style-name="ce3" office:value-type="string">
            <text:p>https://pixabay.com/p-769737/?no_redirect </text:p>
          </table:table-cell>
          <table:table-cell office:value-type="string">
            <text:p>Not HL</text:p>
          </table:table-cell>
          <table:table-cell office:value-type="string">
            <text:p>Out</text:p>
          </table:table-cell>
          <table:table-cell office:value-type="string">
            <text:p>Cover Image Link</text:p>
          </table:table-cell>
          <table:table-cell table:style-name="ce4" office:value-type="string">
            <text:p>New</text:p>
          </table:table-cell>
        </table:table-row>
        <table:table-row table:style-name="ro1">
          <table:table-cell office:value-type="string">
            <text:p>Another Blog Blog Image</text:p>
          </table:table-cell>
          <table:table-cell table:style-name="ce3" office:value-type="string">
            <text:p>https://pixabay.com/p-428954/?no_redirect</text:p>
          </table:table-cell>
          <table:table-cell office:value-type="string">
            <text:p>Not HL</text:p>
          </table:table-cell>
          <table:table-cell office:value-type="string">
            <text:p>Out</text:p>
          </table:table-cell>
          <table:table-cell office:value-type="string">
            <text:p>Another Blog blog Image Link</text:p>
          </table:table-cell>
          <table:table-cell table:style-name="ce4" office:value-type="string">
            <text:p>New</text:p>
          </table:table-cell>
        </table:table-row>
        <table:table-row table:style-name="ro1">
          <table:table-cell office:value-type="string">
            <text:p>Dad Image</text:p>
          </table:table-cell>
          <table:table-cell office:value-type="string">
            <text:p>https://mr-brompton.github.io/index.html</text:p>
          </table:table-cell>
          <table:table-cell table:number-columns-repeated="2"/>
          <table:table-cell office:value-type="string">
            <text:p>Dad's Image Link</text:p>
          </table:table-cell>
          <table:table-cell table:style-name="ce4" office:value-type="string">
            <text:p>New</text:p>
          </table:table-cell>
        </table:table-row>
      </table:table>
      <table:table table:name="Templates - Post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5"/>
        <table:table-column table:style-name="co10" table:default-cell-style-name="ce5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Mr Brompton Blogs Home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Another Blog blog – Learn How to Blog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Logo Mr B Blogs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Brompton Reviews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Contact Mr Brompton"</text:p>
          </table:table-cell>
          <table:table-cell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Next</text:p>
          </table:table-cell>
          <table:table-cell office:value-type="string">
            <text:p>*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*Next*"</text:p>
          </table:table-cell>
          <table:table-cell table:style-name="Default" office:value-type="string">
            <text:p>Default</text:p>
          </table:table-cell>
        </table:table-row>
        <table:table-row table:style-name="ro1">
          <table:table-cell office:value-type="string">
            <text:p>Previous</text:p>
          </table:table-cell>
          <table:table-cell office:value-type="string">
            <text:p>*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*Pre*"</text:p>
          </table:table-cell>
          <table:table-cell table:style-name="Default" office:value-type="string">
            <text:p>Default</text:p>
          </table:table-cell>
        </table:table-row>
        <table:table-row table:style-name="ro1">
          <table:table-cell office:value-type="string">
            <text:p>Blog Main Image</text:p>
          </table:table-cell>
          <table:table-cell office:value-type="string">
            <text:p>*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blogMainImage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Blogs 1</text:p>
          </table:table-cell>
          <table:table-cell office:value-type="string">
            <text:p>*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*Button*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Blogs 2</text:p>
          </table:table-cell>
          <table:table-cell office:value-type="string">
            <text:p>*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*Button*"</text:p>
          </table:table-cell>
          <table:table-cell table:style-name="Default"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6"/>
        </table:table-row>
      </table:table>
      <table:table table:name="Templates - BlogCats" table:style-name="ta1" table:print="false"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ce5"/>
        <table:table-column table:style-name="co14" table:default-cell-style-name="ce5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Mr Brompton Blogs Home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Another Blog blog – Learn How to Blog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Logo Mr B Blogs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Brompton Reviews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Contact Mr Brompton"</text:p>
          </table:table-cell>
          <table:table-cell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Start at The Beginning</text:p>
          </table:table-cell>
          <table:table-cell office:value-type="string">
            <text:p>...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Start at the Beginning"</text:p>
          </table:table-cell>
          <table:table-cell table:style-name="Default"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Post 1 Image</text:p>
          </table:table-cell>
          <table:table-cell office:value-type="string">
            <text:p>#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*Post1Image*"</text:p>
          </table:table-cell>
          <table:table-cell table:style-name="Default" office:value-type="string">
            <text:p>Default</text:p>
          </table:table-cell>
        </table:table-row>
        <table:table-row table:style-name="ro1">
          <table:table-cell office:value-type="string">
            <text:p>Post 2 Image</text:p>
          </table:table-cell>
          <table:table-cell office:value-type="string">
            <text:p>#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*Post2Image*"</text:p>
          </table:table-cell>
          <table:table-cell table:style-name="Default" office:value-type="string">
            <text:p>Default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</table:table>
      <table:table table:name="Templates - Contact" table:style-name="ta1" table:print="false">
        <table:table-column table:style-name="co1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ce5"/>
        <table:table-column table:style-name="co14" table:default-cell-style-name="Default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Mr Brompton Blogs Home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Another Blog blog – Learn How to Blog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Logo Mr B Blogs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Brompton Reviews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Contact Mr Brompton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 table:number-rows-repeated="2">
          <table:table-cell table:number-columns-repeated="5"/>
          <table:table-cell table:style-name="ce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Pixabay 955169</text:p>
          </table:table-cell>
          <table:table-cell office:value-type="string">
            <text:p>https://pixabay.com/en/sea-beach-message-in-a-bottle-1514249/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table:style-name="Default" office:value-type="string">
            <text:p>alt="Messag in a bottle Image Source"</text:p>
          </table:table-cell>
          <table:table-cell office:value-type="string">
            <text:p>target="_blank"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12/12/2016</text:date>, <text:time>17:0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4M26S</meta:editing-duration>
    <meta:editing-cycles>16</meta:editing-cycles>
    <meta:generator>OpenOffice/4.1.2$Win32 OpenOffice.org_project/412m3$Build-9782</meta:generator>
    <dc:date>2016-12-12T17:03:11.32</dc:date>
    <dc:creator>Matt </dc:creator>
    <meta:document-statistic meta:table-count="4" meta:cell-count="332" meta:object-count="0"/>
    <meta:user-defined meta:name="Info 1"/>
    <meta:user-defined meta:name="Info 2"/>
    <meta:user-defined meta:name="Info 3"/>
    <meta:user-defined meta:name="Info 4"/>
  </office:meta>
</office:document-meta>
</file>